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paragraph-rsid="0019ad9e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a6626" officeooo:paragraph-rsid="001a6626" style:font-weight-asian="normal" style:font-weight-complex="normal"/>
    </style:style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P4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font-weight="bold" officeooo:rsid="0019ad9e" officeooo:paragraph-rsid="0019ad9e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cm" style:contextual-spacing="false" fo:text-align="center" style:justify-single-word="false"/>
      <style:text-properties fo:font-size="14pt" fo:font-weight="bold" officeooo:rsid="0019ad9e" officeooo:paragraph-rsid="0019ad9e" style:font-size-asian="14pt" style:font-weight-asian="bold" style:font-size-complex="14pt" style:font-weight-complex="bold"/>
    </style:style>
    <style:style style:name="P7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font-weight="normal" officeooo:rsid="0019ad9e" officeooo:paragraph-rsid="0019ad9e" style:font-weight-asian="normal" style:font-weight-complex="normal"/>
    </style:style>
    <style:style style:name="P8" style:family="paragraph" style:parent-style-name="Header">
      <style:text-properties officeooo:rsid="0019ad9e" officeooo:paragraph-rsid="0019ad9e"/>
    </style:style>
    <style:style style:name="T1" style:family="text">
      <style:text-properties officeooo:rsid="0019ad9e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86978383729683730" text:style-name="L1">
        <text:list-header>
          <text:p text:style-name="P6">Sistemas Distribuidos</text:p>
        </text:list-header>
        <text:list-item>
          <text:p text:style-name="P5">De lo que se puede ver en la presentación: ¿En qué sentido se puede decir que Spark es mejor que Hadoop (o la versión de MapReduce de Google? </text:p>
          <text:p text:style-name="P7">Spark es mejor que Hadoop en rendimiento(tiempo de procesamiento) y en la tolerancia a fallos.</text:p>
          <text:p text:style-name="P7">Spark llegó a ser mas eficiente gracias al uso de la memoria.Para la tolerancia a fallas, spark utilizó lineage, que permite que los RDD se reconstruyan cuando una parte de los datos se pierda.</text:p>
          <text:p text:style-name="P4"><text:span text:style-name="T2">Spark realiza los trabajos paralelizados en memoria, reduciendo así el tiempo de procesamiento de los datos.</text:span> <text:s/></text:p>
        </text:list-item>
        <text:list-item>
          <text:p text:style-name="P3">¿Cuál es el "truco" principal que usaron para lograr esa mejora? </text:p>
        </text:list-item>
      </text:list>
      <text:p text:style-name="P1"><text:span text:style-name="T1"><text:tab/>Ellos se dieron cuenta que MapReduce carecía de primitivas eficientes para la data <text:tab/>compartida, y que el procesamiento que realizaba MapReduce era lento.Ellos hicieron uso <text:tab/>de la memoria, para mejorar los tiempos de procesamiento.</text:span></text:p>
      <text:p text:style-name="P2"><text:tab/>Spark elaboró un modelo de programación mas eficiente y si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ad9e" officeooo:paragraph-rsid="0019ad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laborado por: Henry Lass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22:45:02.856728271</meta:creation-date>
    <dc:date>2016-11-30T23:02:17.818969512</dc:date>
    <meta:editing-duration>PT1M34S</meta:editing-duration>
    <meta:editing-cycles>1</meta:editing-cycles>
    <meta:document-statistic meta:table-count="0" meta:image-count="0" meta:object-count="0" meta:page-count="1" meta:paragraph-count="9" meta:word-count="160" meta:character-count="952" meta:non-whitespace-character-count="799"/>
    <meta:generator>LibreOffice/4.2.8.2$Linux_X86_64 LibreOffice_project/420m0$Build-2</meta:generator>
  </office:meta>
</office:document-meta>
</file>